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ext:span>The drop-down list allows the user to select one value from a list.</text:span></text:p><text:p text:style-name="Standard"/><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8" text:continue-numbering="true" text:continue-list="list_Dropdown (LVG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Dropdown (LVGL)10" text:continue-numbering="true" text:continue-list="list_Dropdown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Dropdown (LVGL)11" text:continue-numbering="true" text:continue-list="list_Dropdown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Dropdown (LVGL)12" text:continue-numbering="true" text:continue-list="list_Dropdown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Dropdown (LVGL)13"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Dropdown (LVGL)14" text:continue-numbering="true" text:continue-list="list_Dropdown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Dropdown (LVGL)15" text:continue-numbering="true" text:continue-list="list_Dropdown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Dropdown (LVGL)16"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Dropdown (LVGL)17" text:continue-numbering="true" text:continue-list="list_Dropdown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Dropdown (LVGL)18" text:continue-numbering="true" text:continue-list="list_Dropdown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Dropdown (LVGL)19"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Dropdown (LVGL)20" text:continue-numbering="true" text:continue-list="list_Dropdown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Dropdown (LVGL)21" text:continue-numbering="true" text:continue-list="list_Dropdown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Dropdown (LVGL)22"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3" text:continue-numbering="true" text:continue-list="list_Dropdown (LVG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4" text:continue-numbering="true" text:continue-list="list_Dropdown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Dropdown (LVGL)25" text:continue-numbering="true" text:continue-list="list_Dropdown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Dropdown (LVGL)26" text:continue-numbering="true" text:continue-list="list_Dropdown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Dropdown (LVGL)27" text:continue-numbering="true" text:continue-list="list_Dropdown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Dropdown (LVGL)28" text:continue-numbering="true" text:continue-list="list_Dropdown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Dropdown (LVGL)29" text:continue-numbering="true" text:continue-list="list_Dropdown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Dropdown (LVGL)30" text:continue-numbering="true" text:continue-list="list_Dropdown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Dropdown (LVGL)31" text:continue-numbering="true" text:continue-list="list_Dropdown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Dropdown (LVGL)32" text:continue-numbering="true" text:continue-list="list_Dropdown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Dropdown (LVGL)33" text:continue-numbering="true" text:continue-list="list_Dropdown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Dropdown (LVGL)34" text:continue-numbering="true" text:continue-list="list_Dropdown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Dropdown (LVGL)35" text:continue-numbering="true" text:continue-list="list_Dropdown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Dropdown (LVGL)36" text:continue-numbering="true" text:continue-list="list_Dropdown (LVG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Dropdown (LVGL)37" text:continue-numbering="true" text:continue-list="list_Dropdown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Dropdown (LVGL)38" text:continue-numbering="true" text:continue-list="list_Dropdown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Dropdown (LVGL)39" text:continue-numbering="true" text:continue-list="list_Dropdown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Dropdown (LVGL)40" text:continue-numbering="true" text:continue-list="list_Dropdown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Dropdown (LVGL)41" text:continue-numbering="true" text:continue-list="list_Dropdown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Dropdown (LVGL)42" text:continue-numbering="true" text:continue-list="list_Dropdown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Dropdown (LVGL)43" text:continue-numbering="true" text:continue-list="list_Dropdown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Dropdown (LVGL)44" text:continue-numbering="true" text:continue-list="list_Dropdown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Dropdown (LVGL)45" text:continue-numbering="true" text:continue-list="list_Dropdown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Dropdown (LVGL)46" text:continue-numbering="true" text:continue-list="list_Dropdown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47" text:continue-numbering="true" text:continue-list="list_Dropdown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Dropdown (LVGL)48" text:continue-numbering="true" text:continue-list="list_Dropdown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Dropdown (LVGL)49" text:continue-numbering="true" text:continue-list="list_Dropdown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Dropdown (LVGL)50" text:continue-numbering="true" text:continue-list="list_Dropdown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Dropdown (LVGL)51" text:continue-numbering="true" text:continue-list="list_Dropdown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Dropdown (LVGL)52" text:continue-numbering="true" text:continue-list="list_Dropdown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53" text:continue-numbering="true" text:continue-list="list_Dropdown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ropdown (LVGL)54"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55" text:continue-numbering="true" text:continue-list="list_Dropdown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Dropdown (LVGL)56" text:continue-numbering="true" text:continue-list="list_Dropdown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Dropdown (LVGL)57" text:continue-numbering="true" text:continue-list="list_Dropdown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58"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